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10000000000004B00000027680D968D7.bmp"/>
  <manifest:file-entry manifest:media-type="image/png" manifest:full-path="Pictures/10000201000003C0000002A72353B191.png"/>
  <manifest:file-entry manifest:media-type="image/png" manifest:full-path="Pictures/10000201000002580000009F472A97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marillo" svg:font-family="Amaril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-0.026cm" fo:text-align="center" style:justify-single-word="false" fo:text-indent="0cm" style:auto-text-indent="false" style:page-number="auto"/>
      <style:text-properties style:font-name="Amarillo" fo:font-size="48pt" style:font-size-asian="48pt" style:font-size-complex="48pt"/>
    </style:style>
    <style:style style:name="P2" style:family="paragraph" style:parent-style-name="Standard">
      <style:paragraph-properties fo:margin-left="0cm" fo:margin-right="-0.026cm" fo:text-align="center" style:justify-single-word="false" fo:text-indent="0cm" style:auto-text-indent="false"/>
      <style:text-properties style:font-name="Amarillo" fo:font-size="60pt" style:font-size-asian="60pt" style:font-size-complex="60pt"/>
    </style:style>
    <style:style style:name="P3" style:family="paragraph" style:parent-style-name="Standard">
      <style:paragraph-properties fo:margin-left="0cm" fo:margin-right="-0.026cm" fo:text-align="center" style:justify-single-word="false" fo:text-indent="0cm" style:auto-text-indent="false"/>
      <style:text-properties style:font-name="Amarillo" fo:font-size="60pt" style:font-size-asian="60pt" style:font-size-complex="6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Drag</text:p>
      <text:p text:style-name="P2"><text:s/>&amp;</text:p>
      <text:p text:style-name="P2"><draw:frame draw:style-name="fr1" draw:name="images2" text:anchor-type="paragraph" svg:x="14.961cm" svg:y="8.043cm" svg:width="4.695cm" svg:height="2.401cm" draw:z-index="0"><draw:image xlink:href="Pictures/10000000000004B00000027680D968D7.bmp" xlink:type="simple" xlink:show="embed" xlink:actuate="onLoad"/></draw:frame>Learn</text:p>
      <text:p text:style-name="P2"><draw:frame draw:style-name="fr1" draw:name="images1" text:anchor-type="paragraph" svg:x="1.108cm" svg:y="1.455cm" svg:width="5.346cm" svg:height="2.33cm" draw:z-index="1"><draw:image xlink:href="Pictures/10000201000002580000009F472A97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marillo" svg:font-family="Amaril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 xlink:href="Pictures/10000201000003C0000002A72353B191.pn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21T16:55:58.69</meta:creation-date>
    <dc:date>2019-01-22T15:13:11.19</dc:date>
    <meta:editing-duration>PT26M26S</meta:editing-duration>
    <meta:editing-cycles>2</meta:editing-cycles>
    <meta:generator>OpenOffice/4.1.6$Win32 OpenOffice.org_project/416m1$Build-9790</meta:generator>
    <meta:document-statistic meta:table-count="0" meta:image-count="2" meta:object-count="0" meta:page-count="1" meta:paragraph-count="3" meta:word-count="3" meta:character-count="11"/>
  </office:meta>
</office:document-meta>
</file>